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8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8cm" fo:min-width="7.855cm"/>
    </style:style>
    <style:style style:name="gr6" style:family="graphic" style:parent-style-name="standard">
      <style:graphic-properties draw:stroke="none" draw:fill-color="#ff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3.19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5.2cm" svg:height="3.3cm" svg:x="1.7cm" svg:y="2.291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2" draw:text-style-name="P2" draw:layer="layout" svg:width="5.3cm" svg:height="3.1cm" svg:x="1.6cm" svg:y="2.331cm">
            <draw:text-box>
              <text:p text:style-name="P2">ID,Name,Punkte</text:p>
              <text:p text:style-name="P2">1,Franz,50</text:p>
              <text:p text:style-name="P2">2,Alfred,10</text:p>
            </draw:text-box>
          </draw:frame>
          <draw:frame draw:style-name="gr3" draw:layer="layout" svg:width="3.008cm" svg:height="0.962cm" svg:x="2.692cm" svg:y="1.4cm">
            <draw:text-box>
              <text:p>Tab1.csv</text:p>
            </draw:text-box>
          </draw:frame>
        </draw:g>
        <draw:custom-shape draw:style-name="gr4" draw:text-style-name="P1" draw:layer="layout" svg:width="1.6cm" svg:height="1.3cm" svg:x="7.1cm" svg:y="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1" draw:text-style-name="P1" draw:layer="layout" svg:width="9.912cm" svg:height="3.827cm" svg:x="8.788cm" svg:y="2.098cm">
            <text:p/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layer="layout" svg:width="5cm" svg:height="0.962cm" svg:x="10.8cm" svg:y="1.2cm">
            <draw:text-box>
              <text:p>skript_mod.sh</text:p>
            </draw:text-box>
          </draw:frame>
          <draw:custom-shape draw:style-name="gr6" draw:text-style-name="P1" draw:layer="layout" svg:width="9.7cm" svg:height="1.3cm" svg:x="8.9cm" svg:y="3.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10.4cm" svg:height="4.517cm" svg:x="8.6cm" svg:y="2.159cm">
            <draw:text-box>
              <text:p text:style-name="P2">#!/bin/bash</text:p>
              <text:p text:style-name="P2">&lt;sqltool&gt; 'SELECT count(*) FROM (SELECT name FROM Tab1.csv )'</text:p>
              <text:p text:style-name="P2"/>
              <text:p text:style-name="P2">...</text:p>
              <text:p text:style-name="P2"/>
            </draw:text-box>
          </draw:frame>
        </draw:g>
        <draw:custom-shape draw:style-name="gr8" draw:text-style-name="P1" draw:layer="layout" svg:width="5.2cm" svg:height="3.2cm" svg:x="20.6cm" svg:y="2.4cm">
          <text:p text:style-name="P2">$ ./skript_mod.sh</text:p>
          <text:p text:style-name="P2">count(*)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cm" svg:height="1.3cm" svg:x="18.9cm" svg:y="3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imilian Schüle</meta:initial-creator>
    <meta:creation-date>2014-10-31T21:27:01</meta:creation-date>
    <dc:date>2014-12-30T23:54:53</dc:date>
    <dc:creator>Maximilian Schüle</dc:creator>
    <meta:editing-duration>PT12M57S</meta:editing-duration>
    <meta:editing-cycles>4</meta:editing-cycles>
    <meta:generator>LibreOffice/3.5$Linux_X86_64 LibreOffice_project/350m1$Build-2</meta:generator>
    <meta:document-statistic meta:object-count="12"/>
  </office:meta>
</office:document-meta>
</file>